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87f2a"/>
    </style:style>
    <style:style style:name="T1" style:family="text">
      <style:text-properties officeooo:rsid="00087f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line-break/><text:line-break/>se requiere agregar un disco de 25 gb de tamaño a una máquina workmate y cumplir con los siguientes requisitos<text:line-break/><text:line-break/>1: cree una partición de 10 GB que permita iniciar un sistema operativo MacOS<text:line-break/>2: cree una partición de 15 GB que permita iniciar una distribución de Linux.</text:p>
      <text:p text:style-name="P1"><text:span text:style-name="T1">3: monta la la partición temporal dentro de la carpeta /tempdata</text:span><text:line-break/><text:line-break/>Explique las herramientas y/o el comando que necesita para cumplir con los requisitos.<text:line-break/><text:line-break/>Ejercicio 2<text:line-break/>Dentro del compañero de trabajo hay ciertos archivos y carpetas a los que se debe hacer referencia dentro del disco recién conectado. La estructura de archivos que nos interesa es la siguiente:<text:line-break/><text:line-break/>En concreto, lo que se requiere de usted es:<text:line-break/>1. Cree las siguientes carpetas (asumiendo que está en la carpeta /tempdata)<text:line-break/>*septemb<text:span text:style-name="T1">e</text:span>r<text:line-break/>*<text:span text:style-name="T1">reports</text:span><text:line-break/>*dentro de los <text:span text:style-name="T1">reports</text:span>. <text:span text:style-name="T1">backups</text:span><text:line-break/>2. dentro de los informes, original<text:line-break/>a y b deben crearse en un solo comando. c y d también<text:line-break/>Especifique los comandos para lograr esa estructura de datos.<text:line-break/>Ejercicio 3<text:line-break/>teniendo esa estructura de datos, nuestro compañero de trabajo nos pidió que:<text:line-break/>1. nuestro compañero nos ha pedido que quiera acceder a la carpeta /trabajo/datos/informes/2022/septiembre desde /tempdata/septiembre2022 y que cualquier cambio en la carpeta debe mostrarse en la que está dentro de tempdata.<text:line-break/>2. también quiere acceder a todos los informes en las mismas condiciones en /tempdata/original<text:line-break/>3 quiere acceder a todos los informes en /tempdata/backyup y quiere que los que están dentro de la copia de seguridad no se eliminen incluso si se eliminan los originales, pero quiere que si se modifican los informes, los cambios se apliquen también dentro de la copia de seguridad .<text:line-break/>Especifique los comandos para cumplir con esos requisi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4T17:13:11.284000000</meta:creation-date>
    <dc:date>2023-01-14T18:20:14.702000000</dc:date>
    <meta:editing-duration>PT1H7M3S</meta:editing-duration>
    <meta:editing-cycles>1</meta:editing-cycles>
    <meta:document-statistic meta:table-count="0" meta:image-count="0" meta:object-count="0" meta:page-count="1" meta:paragraph-count="2" meta:word-count="281" meta:character-count="1718" meta:non-whitespace-character-count="1434"/>
    <meta:generator>LibreOffice/7.4.2.3$Windows_X86_64 LibreOffice_project/382eef1f22670f7f4118c8c2dd222ec7ad009daf</meta:generator>
  </office:meta>
</office:document-meta>
</file>